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10cbf" officeooo:paragraph-rsid="00010cbf"/>
    </style:style>
    <style:style style:name="P2" style:family="paragraph" style:parent-style-name="Standard">
      <style:text-properties officeooo:paragraph-rsid="00010cbf"/>
    </style:style>
    <style:style style:name="P3" style:family="paragraph" style:parent-style-name="Table_20_Contents">
      <style:text-properties officeooo:rsid="000332ac" officeooo:paragraph-rsid="000332ac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10cbf"/>
    </style:style>
    <style:style style:name="T2" style:family="text">
      <style:text-properties officeooo:rsid="00026561"/>
    </style:style>
    <style:style style:name="T3" style:family="text">
      <style:text-properties officeooo:rsid="000520b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05553122137040" text:id="ct105553122137040">
          <text:insertion>
            <office:change-info>
              <dc:creator>Unknown Author</dc:creator>
              <dc:date>2017-05-22T13:26:00</dc:date>
            </office:change-info>
          </text:insertion>
        </text:changed-region>
        <text:changed-region xml:id="ct105553124175328" text:id="ct105553124175328">
          <text:insertion>
            <office:change-info>
              <dc:creator>Unknown Author</dc:creator>
              <dc:date>2017-05-22T13:38:00</dc:date>
            </office:change-info>
          </text:insertion>
        </text:changed-region>
        <text:changed-region xml:id="ct105553126349232" text:id="ct105553126349232">
          <text:insertion>
            <office:change-info>
              <dc:creator>Unknown Author</dc:creator>
              <dc:date>2017-05-22T13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is is to test the </text:span><text:a xlink:type="simple" xlink:href="https://github.com/cjauvin/appypod-pdf-rendering-service" text:style-name="Internet_20_link" text:visited-style-name="Visited_20_Internet_20_Link"><text:span text:style-name="T1">appypod-pdf-rendering-service</text:span></text:a></text:p>
      <text:p text:style-name="P1"/>
      <text:p text:style-name="P1">Does it work? <text:change-start text:change-id="ct105553122137040"/>answer<text:change-end text:change-id="ct105553122137040"/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office:annotation><dc:creator>Unknown Author</dc:creator><dc:date>2017-05-22T13:33:04.284996000</dc:date><text:list text:style-name=""><text:list-item><text:p text:style-name="P4"><text:span text:style-name="T4">do row for r in rows</text:span></text:p></text:list-item></text:list></office:annotation><text:change-start text:change-id="ct105553124175328"/><text:span text:style-name="T2">r[0]</text:span><text:change-end text:change-id="ct105553124175328"/></text:p>
          </table:table-cell>
          <table:table-cell table:style-name="Table1.B1" office:value-type="string">
            <text:p text:style-name="P3"><text:change-start text:change-id="ct105553126349232"/>r[1]<text:change-end text:change-id="ct10555312634923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3:24:23.089257000</meta:creation-date>
    <dc:date>2017-05-22T13:40:35.480981000</dc:date>
    <meta:editing-duration>PT16M11S</meta:editing-duration>
    <meta:editing-cycles>5</meta:editing-cycles>
    <meta:generator>LibreOffice/4.4.5.2$MacOSX_X86_64 LibreOffice_project/a22f674fd25a3b6f45bdebf25400ed2adff0ff99</meta:generator>
    <meta:document-statistic meta:table-count="1" meta:image-count="0" meta:object-count="0" meta:page-count="1" meta:paragraph-count="4" meta:word-count="12" meta:character-count="77" meta:non-whitespace-character-count="69"/>
  </office:meta>
</office:document-meta>
</file>